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automatic-styles>
    <style:style style:name="P1" style:family="paragraph" style:parent-style-name="Heading_20_3">
      <style:text-properties fo:font-variant="normal" fo:text-transform="none" style:font-name="inherit" fo:font-size="14.3999996185303pt" fo:letter-spacing="normal" fo:font-style="normal" fo:font-weight="bold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  <style:text-properties fo:color="#333333" loext:opacity="100%" style:font-name="SFMono-Regular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line-height="142%" fo:text-indent="0cm" style:auto-text-indent="false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line-height="142%" fo:background-color="#f5f5f5" fo:padding-left="0.191cm" fo:padding-right="0cm" fo:padding-top="0.191cm" fo:padding-bottom="0.191cm" fo:border-left="0.06pt solid #cccccc" fo:border-right="none" fo:border-top="0.06pt solid #cccccc" fo:border-bottom="0.06pt solid #cccccc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42%" fo:text-align="center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-left="0.06pt solid #dddddd" fo:border-right="0.06pt solid #dddddd" fo:border-top="3pt solid #dddddd" fo:border-bottom="0.06pt solid #dddddd"/>
    </style:style>
    <style:style style:name="P8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background-color="#ffffff" fo:padding="0.212cm" fo:border="0.06pt solid #dddddd"/>
    </style:style>
    <style:style style:name="P9" style:family="paragraph" style:parent-style-name="Text_20_body" style:list-style-name="L1">
      <loext:graphic-properties draw:fill="solid" draw:fill-color="#f5f5f5" draw:opacity="100%"/>
      <style:paragraph-properties fo:margin-top="0cm" fo:margin-bottom="0cm" style:contextual-spacing="false" fo:background-color="#f5f5f5" fo:padding="0.212cm" fo:border="0.06pt solid #dddddd"/>
    </style:style>
    <style:style style:name="P10" style:family="paragraph" style:parent-style-name="Text_20_body" style:list-style-name="L1">
      <loext:graphic-properties draw:fill="solid" draw:fill-color="#f5f5f5" draw:opacity="100%"/>
      <style:paragraph-properties fo:margin-top="0.042cm" fo:margin-bottom="0cm" style:contextual-spacing="false" fo:line-height="100%" fo:text-align="center" style:justify-single-word="false" fo:background-color="#f5f5f5" fo:padding="0.212cm" fo:border-left="0.06pt solid #dddddd" fo:border-right="0.06pt solid #dddddd" fo:border-top="0.06pt solid #dddddd" fo:border-bottom="3pt solid #dddddd"/>
    </style:style>
    <style:style style:name="P11" style:family="paragraph" style:parent-style-name="Text_20_body" style:list-style-name="L2">
      <style:paragraph-properties fo:margin-top="0cm" fo:margin-bottom="0.499cm" style:contextual-spacing="false"/>
    </style:style>
    <style:style style:name="T1" style:family="text">
      <style:text-properties fo:color="#333333" loext:opacity="100%" style:font-name="SFMono-Regular"/>
    </style:style>
    <style:style style:name="T2" style:family="text">
      <style:text-properties fo:color="#333333" loext:opacity="100%" style:font-name="SFMono-Regular" fo:font-weight="bold"/>
    </style:style>
    <style:style style:name="T3" style:family="text">
      <style:text-properties fo:color="#ffffff" loext:opacity="100%" fo:font-size="6pt" fo:font-weight="bold" fo:background-color="#f0ad4e" loext:char-shading-value="0" loext:padding="0cm" loext:border="none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ffffff" loext:char-shading-value="0" loext:padding-left="0.254cm" loext:padding-right="0cm" loext:padding-top="0.127cm" loext:padding-bottom="0.127cm" loext:border-left="0.06pt solid #dddddd" loext:border-right="none" loext:border-top="0.06pt solid #dddddd" loext:border-bottom="0.06pt solid #dddddd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apple-system" fo:font-size="8.39999961853027pt" fo:letter-spacing="normal" fo:font-style="normal" style:text-underline-style="none" fo:font-weight="normal" style:text-blinking="false" fo:background-color="#5cb85c" loext:char-shading-value="0" loext:padding-left="0.254cm" loext:padding-right="0cm" loext:padding-top="0.127cm" loext:padding-bottom="0.127cm" loext:border-left="0.06pt solid #4cae4c" loext:border-right="none" loext:border-top="0.06pt solid #4cae4c" loext:border-bottom="0.06pt solid #4cae4c"/>
    </style:style>
    <style:style style:name="T6" style:family="text">
      <style:text-properties fo:color="#3c4859" loext:opacity="100%" fo:font-weight="bold"/>
    </style:style>
    <style:style style:name="T7" style:family="text">
      <style:text-properties fo:font-weight="bold"/>
    </style:style>
    <style:style style:name="T8" style:family="text">
      <style:text-properties fo:color="#c7254e" loext:opacity="100%" style:font-name="SFMono-Regular" fo:background-color="#f9f2f4" loext:char-shading-value="0" loext:padding="0cm" loext:border="none"/>
    </style:style>
    <style:style style:name="T9" style:family="text">
      <style:text-properties fo:color="#c7254e" loext:opacity="100%" style:font-name="SFMono-Regular" fo:font-size="6pt" fo:background-color="#f9f2f4" loext:char-shading-value="0" loext:padding="0cm" loext:border="none"/>
    </style:style>
    <style:style style:name="fr1" style:family="graphic" style:parent-style-name="Frame">
      <style:graphic-properties fo:margin-left="0.212cm" fo:margin-right="0cm" fo:margin-top="0cm" fo:margin-bottom="0cm" style:wrap="left" style:number-wrapped-paragraphs="no-limit" style:vertical-pos="top" style:vertical-rel="paragraph-content" style:horizontal-pos="righ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7022. Minimum Absolute Difference Between Elements With Constraint</text:h>
      <text:p text:style-name="P5"><text:a xlink:type="simple" xlink:href="https://leetcode.com/contest/weekly-contest-358/problems/minimum-absolute-difference-between-elements-with-constraint/submissions/" text:style-name="Internet_20_link" text:visited-style-name="Visited_20_Internet_20_Link"><text:span text:style-name="T4">My Submissions</text:span></text:a><text:a xlink:type="simple" xlink:href="https://leetcode.com/contest/weekly-contest-358/" text:style-name="Internet_20_link" text:visited-style-name="Visited_20_Internet_20_Link"><text:span text:style-name="T5">Back to Contest</text:span></text:a></text:p>
      <text:p text:style-name="P6"><draw:frame draw:style-name="fr2" draw:name="Quadro1" text:anchor-type="paragraph" svg:width="24.13cm" draw:z-index="0"><draw:text-box fo:min-height="0.041cm"><text:p text:style-name="Text_20_body"/></draw:text-box></draw:frame><draw:frame draw:style-name="fr2" draw:name="Quadro2" text:anchor-type="paragraph" svg:width="24.765cm" draw:z-index="1"><draw:text-box fo:min-height="0.041cm"><text:p text:style-name="P6"><draw:frame draw:style-name="fr1" draw:name="Quadro3" text:anchor-type="paragraph" svg:width="5.419cm" draw:z-index="2"><draw:text-box fo:min-height="0.041cm"><text:list xml:id="list2598242017" text:style-name="L1"><text:list-item><text:p text:style-name="P7"><text:span text:style-name="Strong_20_Emphasis"><text:span text:style-name="T6">User Accepted:</text:span></text:span>1911</text:p></text:list-item><text:list-item><text:p text:style-name="P8"><text:span text:style-name="Strong_20_Emphasis"><text:span text:style-name="T6">User Tried:</text:span></text:span>5907</text:p></text:list-item><text:list-item><text:p text:style-name="P9"><text:span text:style-name="Strong_20_Emphasis"><text:span text:style-name="T6">Total Accepted:</text:span></text:span>1941</text:p></text:list-item><text:list-item><text:p text:style-name="P8"><text:span text:style-name="Strong_20_Emphasis"><text:span text:style-name="T6">Total Submissions:</text:span></text:span>11249</text:p></text:list-item><text:list-item><text:p text:style-name="P10"><text:span text:style-name="Strong_20_Emphasis"><text:span text:style-name="T6">Difficulty:</text:span></text:span><text:span text:style-name="T3">Medium</text:span></text:p></text:list-item></text:list></draw:text-box></draw:frame>You are given a <text:span text:style-name="Strong_20_Emphasis"><text:span text:style-name="T7">0-indexed</text:span></text:span> integer array <text:span text:style-name="Source_20_Text"><text:span text:style-name="T8">nums</text:span></text:span> and an integer <text:span text:style-name="Source_20_Text"><text:span text:style-name="T8">x</text:span></text:span>.</text:p><text:p text:style-name="P6">Find the <text:span text:style-name="Strong_20_Emphasis"><text:span text:style-name="T7">minimum absolute difference</text:span></text:span> between two elements in the array that are at least <text:span text:style-name="Source_20_Text"><text:span text:style-name="T8">x</text:span></text:span> indices apart.</text:p><text:p text:style-name="P6">In other words, find two indices <text:span text:style-name="Source_20_Text"><text:span text:style-name="T8">i</text:span></text:span> and <text:span text:style-name="Source_20_Text"><text:span text:style-name="T8">j</text:span></text:span> such that <text:span text:style-name="Source_20_Text"><text:span text:style-name="T8">abs(i - j) &gt;= x</text:span></text:span> and <text:span text:style-name="Source_20_Text"><text:span text:style-name="T8">abs(nums[i] - nums[j])</text:span></text:span> is minimized.</text:p><text:p text:style-name="P6">Return<text:span text:style-name="Emphasis"> an integer denoting the </text:span><text:span text:style-name="Emphasis"><text:span text:style-name="Strong_20_Emphasis">minimum</text:span></text:span><text:span text:style-name="Emphasis"> absolute difference between two elements that are at least</text:span> <text:span text:style-name="Source_20_Text"><text:span text:style-name="T8">x</text:span></text:span> <text:span text:style-name="Emphasis">indices apart</text:span>.</text:p><text:p text:style-name="P6"> </text:p><text:p text:style-name="P6"><text:span text:style-name="Strong_20_Emphasis"><text:span text:style-name="T7">Example 1:</text:span></text:span></text:p><text:p text:style-name="P3"><text:span text:style-name="Strong_20_Emphasis"><text:span text:style-name="T2">Input:</text:span></text:span><text:span text:style-name="T1"> nums = [4,3,2,4], x = 2</text:span></text:p><text:p text:style-name="P4"><text:span text:style-name="Strong_20_Emphasis"><text:span text:style-name="T2">Output:</text:span></text:span><text:span text:style-name="T1"> 0</text:span></text:p><text:p text:style-name="P4"><text:span text:style-name="Strong_20_Emphasis"><text:span text:style-name="T2">Explanation:</text:span></text:span><text:span text:style-name="T1"> We can select nums[0] = 4 and nums[3] = 4. </text:span></text:p><text:p text:style-name="P2">They are at least 2 indices apart, and their absolute difference is the minimum, 0. </text:p><text:p text:style-name="P2">It can be shown that 0 is the optimal answer.</text:p><text:p text:style-name="P6"><text:span text:style-name="Strong_20_Emphasis"><text:span text:style-name="T7">Example 2:</text:span></text:span></text:p><text:p text:style-name="P3"><text:span text:style-name="Strong_20_Emphasis"><text:span text:style-name="T2">Input:</text:span></text:span><text:span text:style-name="T1"> nums = [5,3,2,10,15], x = 1</text:span></text:p><text:p text:style-name="P4"><text:span text:style-name="Strong_20_Emphasis"><text:span text:style-name="T2">Output:</text:span></text:span><text:span text:style-name="T1"> 1</text:span></text:p><text:p text:style-name="P4"><text:span text:style-name="Strong_20_Emphasis"><text:span text:style-name="T2">Explanation:</text:span></text:span><text:span text:style-name="T1"> We can select nums[1] = 3 and nums[2] = 2.</text:span></text:p><text:p text:style-name="P2">They are at least 1 index apart, and their absolute difference is the minimum, 1.</text:p><text:p text:style-name="P2">It can be shown that 1 is the optimal answer.</text:p><text:p text:style-name="P6"><text:span text:style-name="Strong_20_Emphasis"><text:span text:style-name="T7">Example 3:</text:span></text:span></text:p><text:p text:style-name="P3"><text:span text:style-name="Strong_20_Emphasis"><text:span text:style-name="T2">Input:</text:span></text:span><text:span text:style-name="T1"> nums = [1,2,3,4], x = 3</text:span></text:p><text:p text:style-name="P4"><text:span text:style-name="Strong_20_Emphasis"><text:span text:style-name="T2">Output:</text:span></text:span><text:span text:style-name="T1"> 3</text:span></text:p><text:p text:style-name="P4"><text:span text:style-name="Strong_20_Emphasis"><text:span text:style-name="T2">Explanation:</text:span></text:span><text:span text:style-name="T1"> We can select nums[0] = 1 and nums[3] = 4.</text:span></text:p><text:p text:style-name="P2">They are at least 3 indices apart, and their absolute difference is the minimum, 3.</text:p><text:p text:style-name="P2">It can be shown that 3 is the optimal answer.</text:p><text:p text:style-name="P6"> </text:p><text:p text:style-name="P6"><text:span text:style-name="Strong_20_Emphasis"><text:span text:style-name="T7">Constraints:</text:span></text:span></text:p><text:list xml:id="list3156599561" text:style-name="L2"><text:list-item><text:p text:style-name="P11"><text:span text:style-name="Source_20_Text"><text:span text:style-name="T8">1 &lt;= nums.length &lt;= 10</text:span></text:span><text:span text:style-name="Source_20_Text"><text:span text:style-name="T9">5</text:span></text:span></text:p></text:list-item><text:list-item><text:p text:style-name="P11"><text:span text:style-name="Source_20_Text"><text:span text:style-name="T8">1 &lt;= nums[i] &lt;= 10</text:span></text:span><text:span text:style-name="Source_20_Text"><text:span text:style-name="T9">9</text:span></text:span></text:p></text:list-item><text:list-item><text:p text:style-name="P11"><text:span text:style-name="Source_20_Text"><text:span text:style-name="T8">0 &lt;= x &lt; nums.length</text:span></text:span></text:p></text:list-item></text:list></draw:text-box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00:29:47.387000000</dc:date>
    <meta:editing-duration>PT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35" meta:word-count="256" meta:character-count="1359" meta:non-whitespace-character-count="1140"/>
  </office:meta>
</office:document-meta>
</file>